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4.117cm"/>
    </style:style>
    <style:style style:name="gr7" style:family="graphic" style:parent-style-name="standard">
      <style:graphic-properties draw:stroke="none" svg:stroke-color="#000000" draw:fill="none" draw:fill-color="#ffffff" fo:min-height="1.845cm"/>
    </style:style>
    <style:style style:name="gr8" style:family="graphic" style:parent-style-name="standard">
      <style:graphic-properties draw:stroke="none" svg:stroke-color="#000000" draw:fill="none" draw:fill-color="#ffffff" fo:min-height="2.588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9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P10" style:family="paragraph">
      <style:paragraph-properties fo:text-align="start">
        <style:tab-stops>
          <style:tab-stop style:position="0.942cm"/>
        </style:tab-stops>
      </style:paragraph-properties>
      <style:text-properties fo:font-family="'Times New Roman'" style:font-style-name="Italic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/>
    </style:style>
    <style:style style:name="T5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fo:font-size="24pt" style:font-size-asian="14pt" style:font-size-complex="14pt"/>
    </style:style>
    <style:style style:name="T15" style:family="text">
      <style:text-properties fo:font-family="'Times New Roman'" style:font-style-name="Italic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18.2cm">
          <text:p text:style-name="P2"><text:span text:style-name="T2">0</text:span></text:p>
        </draw:rect>
        <draw:frame draw:style-name="gr1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3" draw:text-style-name="P2" draw:layer="layout" svg:x1="5.8cm" svg:y1="17.7cm" svg:x2="27.3cm" svg:y2="17.7cm">
          <text:p/>
        </draw:line>
        <draw:frame draw:style-name="gr4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1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cm" svg:y="19cm">
          <draw:text-box>
            <text:p><text:span text:style-name="T1">&gt;=</text:span></text:p>
          </draw:text-box>
        </draw:frame>
        <draw:frame draw:style-name="gr5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6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7" draw:text-style-name="P4" draw:layer="layout" svg:width="5.944cm" svg:height="2.095cm" svg:x="21.1cm" svg:y="18.705cm">
          <draw:text-box>
            <text:p><text:span text:style-name="T3">… </text:span><text:span text:style-name="T3">and respecting the sellers' minimum order value.</text:span></text:p>
          </draw:text-box>
        </draw:frame>
        <draw:frame draw:style-name="gr1" draw:text-style-name="P1" draw:layer="layout" svg:width="2.459cm" svg:height="1.505cm" svg:x="17cm" svg:y="15.095cm">
          <draw:text-box>
            <text:p><text:span text:style-name="T1">&lt;=</text:span></text:p>
          </draw:text-box>
        </draw:frame>
        <draw:frame draw:style-name="gr8" draw:text-style-name="P4" draw:layer="layout" svg:width="5.443cm" svg:height="2.838cm" svg:x="21.557cm" svg:y="14.4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14.435cm">
          <text:p text:style-name="P2"><text:span text:style-name="T2">0</text:span></text:p>
        </draw:rect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4">M</text:span><text:span text:style-name="T5">NxMN</text:span><text:span text:style-name="T6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7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7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7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7">NxM</text:span></text:p>
          </draw:rect>
        </draw:g>
        <draw:g>
          <draw:rect draw:style-name="gr2" draw:text-style-name="P5" draw:layer="layout" svg:width="1.619cm" svg:height="2.817cm" svg:x="6.407cm" svg:y="14.441cm">
            <text:p text:style-name="P2"><text:span text:style-name="T8">1 1 1 … 1</text:span></text:p>
            <text:p text:style-name="P2"><text:span text:style-name="T8">0 0 0 … 0</text:span></text:p>
            <text:p text:style-name="P2"><text:span text:style-name="T8">…</text:span></text:p>
            <text:p text:style-name="P2"><text:span text:style-name="T8">0 0 0 … 0</text:span></text:p>
          </draw:rect>
          <draw:rect draw:style-name="gr2" draw:text-style-name="P6" draw:layer="layout" svg:width="1.62cm" svg:height="2.817cm" svg:x="8.167cm" svg:y="14.441cm">
            <text:p text:style-name="P2"><text:span text:style-name="T9">0 0 0 … 0</text:span></text:p>
            <text:p text:style-name="P2"><text:span text:style-name="T9">1 1 1 … 1</text:span></text:p>
            <text:p text:style-name="P2"><text:span text:style-name="T9">…</text:span></text:p>
            <text:p text:style-name="P2"><text:span text:style-name="T9">0 0 0 … 0</text:span></text:p>
          </draw:rect>
          <draw:rect draw:style-name="gr2" draw:text-style-name="P6" draw:layer="layout" svg:width="1.619cm" svg:height="2.817cm" svg:x="11.687cm" svg:y="14.441cm">
            <text:p text:style-name="P2"><text:span text:style-name="T9">0 0 0 … 0</text:span></text:p>
            <text:p text:style-name="P2"><text:span text:style-name="T9">0 0 0 … 0</text:span></text:p>
            <text:p text:style-name="P2"><text:span text:style-name="T9">…</text:span></text:p>
            <text:p text:style-name="P2"><text:span text:style-name="T9">1 1 1 … 1</text:span></text:p>
          </draw:rect>
          <draw:rect draw:style-name="gr2" draw:text-style-name="P7" draw:layer="layout" svg:width="1.617cm" svg:height="2.817cm" svg:x="9.928cm" svg:y="14.441cm">
            <text:p text:style-name="P2"><text:span text:style-name="T10">...</text:span></text:p>
          </draw:rect>
          <draw:rect draw:style-name="gr2" draw:text-style-name="P3" draw:layer="layout" svg:width="2.8cm" svg:height="2.8cm" svg:x="13.446cm" svg:y="14.463cm">
            <text:p text:style-name="P2"><text:span text:style-name="T2">-T</text:span><text:span text:style-name="T11">·</text:span><text:span text:style-name="T2">I</text:span><text:span text:style-name="T7">MxM</text:span></text:p>
          </draw:rect>
        </draw:g>
        <draw:g>
          <draw:rect draw:style-name="gr2" draw:text-style-name="P8" draw:layer="layout" svg:width="1.619cm" svg:height="2.817cm" svg:x="6.407cm" svg:y="18.2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2cm" svg:height="2.817cm" svg:x="8.165cm" svg:y="18.2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19cm" svg:height="2.817cm" svg:x="11.681cm" svg:y="18.2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9" draw:layer="layout" svg:width="1.617cm" svg:height="2.817cm" svg:x="9.925cm" svg:y="18.2cm">
            <text:p text:style-name="P2"><text:span text:style-name="T14">...</text:span></text:p>
          </draw:rect>
          <draw:rect draw:style-name="gr2" draw:text-style-name="P10" draw:layer="layout" svg:width="2.8cm" svg:height="2.8cm" svg:x="13.439cm" svg:y="18.208cm">
            <text:p text:style-name="P2"><text:span text:style-name="T15">-diag(v)</text:span></text:p>
          </draw:rect>
        </draw:g>
        <draw:line draw:style-name="gr3" draw:text-style-name="P2" draw:layer="layout" svg:x1="5.8cm" svg:y1="14cm" svg:x2="27.3cm" svg:y2="14cm">
          <text:p/>
        </draw:line>
        <draw:line draw:style-name="gr3" draw:text-style-name="P2" draw:layer="layout" svg:x1="5.8cm" svg:y1="6.5cm" svg:x2="27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4T21:12:51</dc:date>
    <dc:creator>Gianfranco Cecconi</dc:creator>
    <meta:editing-duration>PT2H8M5S</meta:editing-duration>
    <meta:editing-cycles>40</meta:editing-cycles>
    <meta:generator>OpenOffice/4.1.0$Unix OpenOffice.org_project/410m18$Build-9764</meta:generator>
    <meta:document-statistic meta:object-count="39"/>
  </office:meta>
</office:document-meta>
</file>